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39414"/>
    </style:style>
    <style:style style:name="P1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15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b75ef"/>
    </style:style>
    <style:style style:name="P1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b75ef"/>
    </style:style>
    <style:style style:name="P20" style:family="paragraph" style:parent-style-name="Text_20_body">
      <style:paragraph-properties fo:text-align="start" style:justify-single-word="false"/>
      <style:text-properties officeooo:paragraph-rsid="00789220"/>
    </style:style>
    <style:style style:name="P21" style:family="paragraph" style:parent-style-name="Text_20_body">
      <style:text-properties officeooo:paragraph-rsid="008680e3"/>
    </style:style>
    <style:style style:name="P22" style:family="paragraph" style:parent-style-name="Text_20_body">
      <style:paragraph-properties fo:text-align="start" style:justify-single-word="false"/>
      <style:text-properties officeooo:paragraph-rsid="0087187a"/>
    </style:style>
    <style:style style:name="P23" style:family="paragraph" style:parent-style-name="Heading_20_2" style:master-page-name="Standard">
      <style:paragraph-properties style:page-number="auto"/>
      <style:text-properties fo:font-weight="bold" officeooo:paragraph-rsid="001d8c99" style:font-weight-asian="bold" style:font-weight-complex="bol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officeooo:rsid="001d8c99" style:font-size-asian="14pt" style:font-name-complex="Trebuchet MS" style:font-size-complex="15pt"/>
    </style:style>
    <style:style style:name="T6" style:family="text">
      <style:text-properties style:font-name="Calibri" fo:font-size="14pt" fo:language="en" fo:country="GB" officeooo:rsid="001e28eb" style:font-size-asian="14pt" style:font-name-complex="Trebuchet M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77c6" style:font-weight-asian="bold" style:font-weight-complex="bold"/>
    </style:style>
    <style:style style:name="T9" style:family="text">
      <style:text-properties fo:font-weight="bold" officeooo:rsid="00479585" style:font-weight-asian="bold" style:font-weight-complex="bold"/>
    </style:style>
    <style:style style:name="T10" style:family="text">
      <style:text-properties fo:font-weight="bold" officeooo:rsid="004a9491" style:font-weight-asian="bold" style:font-weight-complex="bold"/>
    </style:style>
    <style:style style:name="T11" style:family="text">
      <style:text-properties fo:font-weight="bold" officeooo:rsid="0055526b" style:font-weight-asian="bold" style:font-weight-complex="bold"/>
    </style:style>
    <style:style style:name="T12" style:family="text">
      <style:text-properties fo:language="en" fo:country="GB" fo:font-weight="bold" officeooo:rsid="00381df1" style:font-weight-asian="bold" style:font-weight-complex="bold"/>
    </style:style>
    <style:style style:name="T13" style:family="text">
      <style:text-properties fo:language="en" fo:country="GB" fo:font-weight="bold" officeooo:rsid="003a77c6" style:font-weight-asian="bold" style:font-weight-complex="bold"/>
    </style:style>
    <style:style style:name="T14" style:family="text">
      <style:text-properties fo:language="en" fo:country="GB" fo:font-weight="bold" officeooo:rsid="0055526b" style:font-weight-asian="bold" style:font-weight-complex="bold"/>
    </style:style>
    <style:style style:name="T15" style:family="text">
      <style:text-properties fo:language="en" fo:country="GB" officeooo:rsid="003a77c6"/>
    </style:style>
    <style:style style:name="T16" style:family="text">
      <style:text-properties fo:language="en" fo:country="GB" fo:font-weight="normal" officeooo:rsid="00479585" style:font-weight-asian="normal" style:font-weight-complex="normal"/>
    </style:style>
    <style:style style:name="T17" style:family="text">
      <style:text-properties fo:language="en" fo:country="GB" fo:font-weight="normal" officeooo:rsid="003a77c6" style:font-weight-asian="normal" style:font-weight-complex="normal"/>
    </style:style>
    <style:style style:name="T18" style:family="text">
      <style:text-properties fo:language="en" fo:country="GB" fo:font-weight="normal" officeooo:rsid="0055526b" style:font-weight-asian="normal" style:font-weight-complex="normal"/>
    </style:style>
    <style:style style:name="T19" style:family="text">
      <style:text-properties fo:language="en" fo:country="GB" fo:font-weight="normal" officeooo:rsid="0084ac85" style:font-weight-asian="normal" style:font-weight-complex="normal"/>
    </style:style>
    <style:style style:name="T20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9" style:family="text">
      <style:text-properties fo:language="en" fo:country="GB" officeooo:rsid="004a9491"/>
    </style:style>
    <style:style style:name="T30" style:family="text">
      <style:text-properties fo:language="en" fo:country="GB" officeooo:rsid="00839414"/>
    </style:style>
    <style:style style:name="T31" style:family="text">
      <style:text-properties officeooo:rsid="003a5be7"/>
    </style:style>
    <style:style style:name="T32" style:family="text">
      <style:text-properties officeooo:rsid="003a77c6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a5be7" style:font-weight-asian="normal" style:font-weight-complex="normal"/>
    </style:style>
    <style:style style:name="T35" style:family="text">
      <style:text-properties fo:font-weight="normal" officeooo:rsid="003a77c6" style:font-weight-asian="normal" style:font-weight-complex="normal"/>
    </style:style>
    <style:style style:name="T36" style:family="text">
      <style:text-properties fo:font-weight="normal" officeooo:rsid="0055526b" style:font-weight-asian="normal" style:font-weight-complex="normal"/>
    </style:style>
    <style:style style:name="T37" style:family="text">
      <style:text-properties officeooo:rsid="004a9491"/>
    </style:style>
    <style:style style:name="T38" style:family="text">
      <style:text-properties officeooo:rsid="007892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<text:span text:style-name="T5">{</text:span><text:span text:style-name="T6">d.</text:span><text:span text:style-name="T5">title}</text:span></text:h>
      <text:p text:style-name="P21">{d.notes:convCRLF()}</text:p>
      <text:p text:style-name="P10"><text:span text:style-name="T13">ID</text:span><text:span text:style-name="T8"><text:tab/></text:span><text:span text:style-name="T32">{d.</text:span><text:span text:style-name="T15">name</text:span><text:span text:style-name="T32">:ifEmpty(</text:span><text:span text:style-name="T31">n/a</text:span><text:span text:style-name="T32">)}</text:span></text:p>
      <text:p text:style-name="P10"><text:span text:style-name="T8">Version</text:span><text:span text:style-name="T32"><text:tab/>{d.</text:span><text:span text:style-name="T15">version</text:span><text:span text:style-name="T32">:ifEmpty(</text:span><text:span text:style-name="T15">1.0</text:span><text:span text:style-name="T32">)}</text:span></text:p>
      <text:p text:style-name="P10"><text:span text:style-name="T8">Organisation<text:tab/></text:span><text:span text:style-name="T32">{d.</text:span><text:span text:style-name="T15">organization.title</text:span><text:span text:style-name="T32">:ifEmpty(</text:span><text:span text:style-name="T31">n/a</text:span><text:span text:style-name="T32">)}</text:span></text:p>
      <text:p text:style-name="P11"><text:span text:style-name="T10">Category</text:span><text:span text:style-name="T37"><text:tab/></text:span><text:span text:style-name="T32">{d.</text:span><text:span text:style-name="T29">groups[</text:span><text:span text:style-name="T30">i</text:span><text:span text:style-name="T29">]</text:span><text:span text:style-name="T15">.title</text:span><text:span text:style-name="T32">:ifEmpty(</text:span><text:span text:style-name="T31">n/a</text:span><text:span text:style-name="T32">)}{d.</text:span><text:span text:style-name="T29">groups[</text:span><text:span text:style-name="T30">i+1</text:span><text:span text:style-name="T29">]</text:span><text:span text:style-name="T15">.title</text:span><text:span text:style-name="T32">:ifEmpty(</text:span><text:span text:style-name="T31">n/a</text:span><text:span text:style-name="T32">)}</text:span></text:p>
      <text:p text:style-name="P12"><text:span text:style-name="T7">Author<text:tab/></text:span>{d.author:ifEmpty(<text:span text:style-name="T31">n/a</text:span>)}</text:p>
      <text:p text:style-name="P10"><text:span text:style-name="T12">Author E-Mail</text:span><text:span text:style-name="T7"><text:tab/></text:span>{d.author_email:ifEmpty(<text:span text:style-name="T31">n/a</text:span>)}</text:p>
      <text:p text:style-name="P10"><text:span text:style-name="T8">M</text:span><text:span text:style-name="T7">aintainer<text:tab/></text:span>{d.maintainer:ifEmpty(<text:span text:style-name="T31">n/a</text:span>)}</text:p>
      <text:p text:style-name="P10"><text:span text:style-name="T13">M</text:span><text:span text:style-name="T12">aintainer E-Mail</text:span><text:span text:style-name="T7"><text:tab/></text:span>{d.maintainer _email:ifEmpty(<text:span text:style-name="T31">n/a</text:span>)}</text:p>
      <text:p text:style-name="P10"><text:span text:style-name="T8">License</text:span><text:span text:style-name="T32"><text:tab/>{d.license_title:ifEmpty(</text:span><text:span text:style-name="T31">n/a</text:span><text:span text:style-name="T32">)}</text:span></text:p>
      <text:p text:style-name="P16"><text:span text:style-name="T7">Meta-Data created<text:tab/></text:span><text:span text:style-name="T33">{d.metadata_created:ifEmpty(</text:span><text:span text:style-name="T34">n/a</text:span><text:span text:style-name="T33">)}</text:span></text:p>
      <text:p text:style-name="P10"><text:span text:style-name="T8">Meta-Data </text:span><text:span text:style-name="T13">modified</text:span><text:span text:style-name="T8"><text:tab/></text:span><text:span text:style-name="T35">{d.metadata_modified:ifEmpty(</text:span><text:span text:style-name="T34">n/a</text:span><text:span text:style-name="T35">)}</text:span></text:p>
      <text:p text:style-name="P13"><text:span text:style-name="T8">Meta-Data </text:span><text:span text:style-name="T9">UR</text:span><text:span text:style-name="T11">L</text:span><text:span text:style-name="T9"><text:tab/></text:span><text:span text:style-name="T16">https://ckan.myclimateservice.eu/</text:span><text:span text:style-name="T19">dataset/</text:span><text:span text:style-name="T17">{d.name:ifEmpty()}</text:span></text:p>
      <text:p text:style-name="P13"><text:span text:style-name="T20">Source UR</text:span><text:span text:style-name="T22">L</text:span><text:span text:style-name="T20"><text:tab/></text:span><text:span text:style-name="T24">{d.</text:span><text:span text:style-name="T25">url</text:span><text:span text:style-name="T24">:ifEmpty(</text:span><text:span text:style-name="T26">n/a</text:span><text:span text:style-name="T24">)}</text:span></text:p>
      <text:p text:style-name="P14"><text:span text:style-name="T23">Tags</text:span><text:span text:style-name="T27"><text:tab/></text:span><text:span text:style-name="T24">{d.tags:arrayMap(;  ,|,display_name)}</text:span></text:p>
      <text:p text:style-name="P17"><text:span text:style-name="T13">{d.extras[i].key} <text:tab/></text:span><text:span text:style-name="T17">{d.extras[i].value}</text:span></text:p>
      <text:p text:style-name="P18"><text:span text:style-name="T21">{d.extras[i+1].key} <text:tab/></text:span><text:span text:style-name="T24">{d.extras[i+1].value}</text:span></text:p>
      <text:h text:style-name="Heading_20_3" text:outline-level="3">{d.resources[i].name}</text:h>
      <text:p text:style-name="P22">{d.resources[i].description:convCRLF()}</text:p>
      <text:p text:style-name="P15"><text:span text:style-name="T11">C</text:span><text:span text:style-name="T8">reated<text:tab/></text:span><text:span text:style-name="T35">{d.resources[i].created:ifEmpty(</text:span><text:span text:style-name="T34">n/a</text:span><text:span text:style-name="T35">)}</text:span></text:p>
      <text:p text:style-name="P15"><text:span text:style-name="T14">Last </text:span><text:span text:style-name="T13">modified</text:span><text:span text:style-name="T8"><text:tab/></text:span><text:span text:style-name="T35">{d.resources[i].</text:span><text:span text:style-name="T36">last_</text:span><text:span text:style-name="T35">modified:ifEmpty(</text:span><text:span text:style-name="T34">n/a</text:span><text:span text:style-name="T35">)}</text:span></text:p>
      <text:p text:style-name="P15"><text:span text:style-name="T14">Size</text:span><text:span text:style-name="T8"><text:tab/></text:span><text:span text:style-name="T35">{d.resources[i].</text:span><text:span text:style-name="T18">size</text:span><text:span text:style-name="T35">:ifEmpty(</text:span><text:span text:style-name="T34">n/a</text:span><text:span text:style-name="T35">)}</text:span></text:p>
      <text:p text:style-name="P15"><text:span text:style-name="T14">Format</text:span><text:span text:style-name="T8"><text:tab/></text:span><text:span text:style-name="T35">{d.resources[i].</text:span><text:span text:style-name="T18">format</text:span><text:span text:style-name="T35">:ifEmpty(</text:span><text:span text:style-name="T34">n/a</text:span><text:span text:style-name="T35">)}</text:span></text:p>
      <text:p text:style-name="P19"><text:span text:style-name="T22">URL</text:span><text:span text:style-name="T21"><text:tab/></text:span><text:span text:style-name="T24">{d.resources[i].</text:span><text:span text:style-name="T28">url</text:span><text:span text:style-name="T24">:ifEmpty(</text:span><text:span text:style-name="T26">n/a</text:span><text:span text:style-name="T24">)}</text:span></text:p>
      <text:p text:style-name="P20">{d.resources[i<text:span text:style-name="T38">+1</text:span>].nam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09</meta:editing-cycles>
    <meta:print-date>2017-07-28T13:32:00</meta:print-date>
    <meta:creation-date>2019-01-07T09:24:00</meta:creation-date>
    <dc:date>2020-04-06T12:19:28.823000000</dc:date>
    <meta:editing-duration>PT6H30M10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4" meta:word-count="95" meta:character-count="1297" meta:non-whitespace-character-count="1233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